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t is our belief that the perpetrators of the fall in the T-Note prices at GoldmanSachs are the members of the cyber-terrorist group Emanon. <text:s/>The first step in this process was a breach in security of the account of Richard Miller III, a GoldmanSachs executive. <text:s/>Following this, they logged into the GoldmanSachs servers through their proxy server in Port Harcourt, Nigeria, and inserted the viruses which caused the system to lower the prices on the back end. <text:s/></text:p>
      <text:p text:style-name="Standard"><text:tab/>Their motive was to continue their previous work in bringing down the United States economy as well as many large corporations, including previous attacks on JP Morgan's and the NYSE's website.</text:p>
      <text:p text:style-name="Standard"><text:tab/>The US should step up their efforts to pursue the group Emanon, including member Janet Graham, since they are such a large threat to U.S. Security. <text:s/>There also needs to be more emphasis on avoiding being ha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meta:initial-creator>
    <meta:creation-date>2012-07-25T15:28:11</meta:creation-date>
    <meta:document-statistic meta:table-count="0" meta:image-count="0" meta:object-count="0" meta:page-count="1" meta:paragraph-count="3" meta:word-count="145" meta:character-count="869"/>
    <dc:date>2012-07-25T15:47:18</dc:date>
    <dc:creator>Cyber </dc:creator>
    <meta:editing-duration>PT00H01M37S</meta:editing-duration>
    <meta:editing-cycles>1</meta:editing-cycles>
    <meta:generator>OpenOffice.org/3.2$Linux OpenOffice.org_project/320m12$Build-9483</meta:generator>
  </office:meta>
</office:document-meta>
</file>